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font-name="Times New Roman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2"><text:s text:c="5"/></text:p>
            <text:p text:style-name="P12"><text:s text:c="5"/></text:p>
            <text:p text:style-name="P12"><text:s text:c="6"/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3"><text:placeholder text:placeholder-type="text" text:description="o.partner_id.name">&lt;(o.cons_loca and o.cons_loca.name or '').upper()&gt;</text:placeholder></text:p>
            <text:p text:style-name="P13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3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3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5"><text:span text:style-name="T3"><text:placeholder text:placeholder-type="text">&lt;o.disc_goods or ""&gt;</text:placeholder></text:span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4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s_tot(line.price_subtotal)&gt;</text:placeholder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oft-page-break/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soft-page-break/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soft-pag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1"/>
            <text:p text:style-name="P11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21T18:05:20</dc:date>
    <meta:editing-duration>PT15H27M4S</meta:editing-duration>
    <meta:editing-cycles>318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7" meta:word-count="148" meta:character-count="1732" meta:non-whitespace-character-count="1462"/>
  </office:meta>
</office:document-meta>
</file>